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7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6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3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2-05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3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3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2-01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0365714286" calcext:value-type="float">
            <text:p>18.6350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82912" calcext:value-type="float">
            <text:p>18.73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750725" calcext:value-type="float">
            <text:p>18.9175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05944" calcext:value-type="float">
            <text:p>19.03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931825" calcext:value-type="float">
            <text:p>18.9293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0830967742" calcext:value-type="float">
            <text:p>18.4120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403" calcext:value-type="float">
            <text:p>17.321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03448" calcext:value-type="float">
            <text:p>18.10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47901935484" calcext:value-type="float">
            <text:p>18.1947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9336" calcext:value-type="float">
            <text:p>18.46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14289032258" calcext:value-type="float">
            <text:p>18.831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066925" calcext:value-type="float">
            <text:p>19.0706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83408" calcext:value-type="float">
            <text:p>19.33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662725" calcext:value-type="float">
            <text:p>19.4966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53899354839" calcext:value-type="float">
            <text:p>19.355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06707096774" calcext:value-type="float">
            <text:p>19.180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930575" calcext:value-type="float">
            <text:p>18.8293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44288" calcext:value-type="float">
            <text:p>18.2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025" calcext:value-type="float">
            <text:p>17.2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6928" calcext:value-type="float">
            <text:p>16.69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64745806452" calcext:value-type="float">
            <text:p>17.3164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33746206897" calcext:value-type="float">
            <text:p>17.38337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37210322581" calcext:value-type="float">
            <text:p>17.653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815675" calcext:value-type="float">
            <text:p>18.018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3976" calcext:value-type="float">
            <text:p>18.2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09565" calcext:value-type="float">
            <text:p>18.320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64176" calcext:value-type="float">
            <text:p>18.27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55925" calcext:value-type="float">
            <text:p>18.1905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02962580645" calcext:value-type="float">
            <text:p>18.2002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3896774194" calcext:value-type="float">
            <text:p>18.001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8149677419" calcext:value-type="float">
            <text:p>17.4958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58900645161" calcext:value-type="float">
            <text:p>17.5558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32289032258" calcext:value-type="float">
            <text:p>17.993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58077142857" calcext:value-type="float">
            <text:p>18.05580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13275" calcext:value-type="float">
            <text:p>18.241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3199483871" calcext:value-type="float">
            <text:p>18.3231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75856" calcext:value-type="float">
            <text:p>18.47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6705" calcext:value-type="float">
            <text:p>18.6996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8544" calcext:value-type="float">
            <text:p>18.82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2753548387" calcext:value-type="float">
            <text:p>19.0162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9809032258" calcext:value-type="float">
            <text:p>19.0569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84408" calcext:value-type="float">
            <text:p>18.86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44025806452" calcext:value-type="float">
            <text:p>18.264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9936" calcext:value-type="float">
            <text:p>18.0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2033548387" calcext:value-type="float">
            <text:p>18.440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55175172414" calcext:value-type="float">
            <text:p>18.60551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7429677419" calcext:value-type="float">
            <text:p>18.824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0867096774" calcext:value-type="float">
            <text:p>19.0800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30998709677" calcext:value-type="float">
            <text:p>19.1730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53148387097" calcext:value-type="float">
            <text:p>19.295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0296" calcext:value-type="float">
            <text:p>19.36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72988387097" calcext:value-type="float">
            <text:p>19.1672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955525" calcext:value-type="float">
            <text:p>18.539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51992" calcext:value-type="float">
            <text:p>17.8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2887" calcext:value-type="float">
            <text:p>17.0028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74584" calcext:value-type="float">
            <text:p>17.30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57225" calcext:value-type="float">
            <text:p>17.913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46528" calcext:value-type="float">
            <text:p>18.02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9359483871" calcext:value-type="float">
            <text:p>18.0793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73174193548" calcext:value-type="float">
            <text:p>18.357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1024516129" calcext:value-type="float">
            <text:p>18.52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42475" calcext:value-type="float">
            <text:p>18.6384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92208" calcext:value-type="float">
            <text:p>18.75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939225" calcext:value-type="float">
            <text:p>18.7593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92549677419" calcext:value-type="float">
            <text:p>18.3492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3935483871" calcext:value-type="float">
            <text:p>17.7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45202580645" calcext:value-type="float">
            <text:p>16.9445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48375" calcext:value-type="float">
            <text:p>17.5864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8431428571" calcext:value-type="float">
            <text:p>17.9038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5507096774" calcext:value-type="float">
            <text:p>18.2205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8594" calcext:value-type="float">
            <text:p>18.468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9152" calcext:value-type="float">
            <text:p>18.6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96361290323" calcext:value-type="float">
            <text:p>18.719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02873846154" calcext:value-type="float">
            <text:p>18.77028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2012" calcext:value-type="float">
            <text:p>17.62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9316129032" calcext:value-type="float">
            <text:p>16.47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53197419355" calcext:value-type="float">
            <text:p>16.0653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1300645161" calcext:value-type="float">
            <text:p>17.5711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93448275862" calcext:value-type="float">
            <text:p>17.7493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5166451613" calcext:value-type="float">
            <text:p>17.8005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1184" calcext:value-type="float">
            <text:p>18.0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6036129032" calcext:value-type="float">
            <text:p>18.0416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76424" calcext:value-type="float">
            <text:p>18.0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77690322581" calcext:value-type="float">
            <text:p>18.037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385175" calcext:value-type="float">
            <text:p>17.8638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79592" calcext:value-type="float">
            <text:p>17.0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5210322581" calcext:value-type="float">
            <text:p>17.577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72541935484" calcext:value-type="float">
            <text:p>18.097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096025" calcext:value-type="float">
            <text:p>18.3509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23991428571" calcext:value-type="float">
            <text:p>18.54239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434275" calcext:value-type="float">
            <text:p>18.744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28283870968" calcext:value-type="float">
            <text:p>18.942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74752" calcext:value-type="float">
            <text:p>19.06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78175" calcext:value-type="float">
            <text:p>19.2087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32784" calcext:value-type="float">
            <text:p>19.4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0557419355" calcext:value-type="float">
            <text:p>19.668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1678" calcext:value-type="float">
            <text:p>19.52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49705" calcext:value-type="float">
            <text:p>19.194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28584" calcext:value-type="float">
            <text:p>18.60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6135" calcext:value-type="float">
            <text:p>18.606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4926896552" calcext:value-type="float">
            <text:p>19.41849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63291428571" calcext:value-type="float">
            <text:p>19.5063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70892903226" calcext:value-type="float">
            <text:p>20.0470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3406451613" calcext:value-type="float">
            <text:p>20.202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50704516129" calcext:value-type="float">
            <text:p>20.265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3016774194" calcext:value-type="float">
            <text:p>19.9643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63148387097" calcext:value-type="float">
            <text:p>19.67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41698064516" calcext:value-type="float">
            <text:p>19.2041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6455483871" calcext:value-type="float">
            <text:p>18.466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11992" calcext:value-type="float">
            <text:p>17.62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716775" calcext:value-type="float">
            <text:p>18.4871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54325" calcext:value-type="float">
            <text:p>18.8245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3963870968" calcext:value-type="float">
            <text:p>18.9153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55698064516" calcext:value-type="float">
            <text:p>18.9755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8872516129" calcext:value-type="float">
            <text:p>18.8288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67329032258" calcext:value-type="float">
            <text:p>18.596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67331612903" calcext:value-type="float">
            <text:p>18.4267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6116129032" calcext:value-type="float">
            <text:p>18.105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69424516129" calcext:value-type="float">
            <text:p>17.716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373175" calcext:value-type="float">
            <text:p>16.9037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95458064516" calcext:value-type="float">
            <text:p>17.259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46578064516" calcext:value-type="float">
            <text:p>17.7746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23288275862" calcext:value-type="float">
            <text:p>18.00232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87976" calcext:value-type="float">
            <text:p>18.26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28464516129" calcext:value-type="float">
            <text:p>18.472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38488" calcext:value-type="float">
            <text:p>18.70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969175" calcext:value-type="float">
            <text:p>18.8696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4192" calcext:value-type="float">
            <text:p>18.8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64722580645" calcext:value-type="float">
            <text:p>18.846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6663225806" calcext:value-type="float">
            <text:p>18.6416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6384" calcext:value-type="float">
            <text:p>18.23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1565" calcext:value-type="float">
            <text:p>17.6351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5408" calcext:value-type="float">
            <text:p>18.52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15805" calcext:value-type="float">
            <text:p>18.7415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3565714286" calcext:value-type="float">
            <text:p>18.9093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10275" calcext:value-type="float">
            <text:p>19.1101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09827096774" calcext:value-type="float">
            <text:p>19.390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67942857143" calcext:value-type="float">
            <text:p>19.526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5848" calcext:value-type="float">
            <text:p>19.8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4916129032" calcext:value-type="float">
            <text:p>19.812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90325" calcext:value-type="float">
            <text:p>19.7999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64769032258" calcext:value-type="float">
            <text:p>19.5964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33254193548" calcext:value-type="float">
            <text:p>19.183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46967741936" calcext:value-type="float">
            <text:p>18.774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2753548387" calcext:value-type="float">
            <text:p>18.2542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2846451613" calcext:value-type="float">
            <text:p>18.9922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38270344828" calcext:value-type="float">
            <text:p>19.16382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679025" calcext:value-type="float">
            <text:p>19.2767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57424516129" calcext:value-type="float">
            <text:p>19.545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5831111111" calcext:value-type="float">
            <text:p>19.66558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685" calcext:value-type="float">
            <text:p>19.958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46624" calcext:value-type="float">
            <text:p>19.61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600325" calcext:value-type="float">
            <text:p>19.0760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50384" calcext:value-type="float">
            <text:p>18.2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967075" calcext:value-type="float">
            <text:p>17.9396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14937142857" calcext:value-type="float">
            <text:p>18.5914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9495" calcext:value-type="float">
            <text:p>18.819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17641290323" calcext:value-type="float">
            <text:p>18.9817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40056" calcext:value-type="float">
            <text:p>19.04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611" calcext:value-type="float">
            <text:p>18.985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1336" calcext:value-type="float">
            <text:p>18.92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596325" calcext:value-type="float">
            <text:p>18.7559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47148387097" calcext:value-type="float">
            <text:p>18.304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5415483871" calcext:value-type="float">
            <text:p>17.765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66771612903" calcext:value-type="float">
            <text:p>17.216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37571612903" calcext:value-type="float">
            <text:p>16.7137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4252" calcext:value-type="float">
            <text:p>16.49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78697142857" calcext:value-type="float">
            <text:p>17.0278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37390967742" calcext:value-type="float">
            <text:p>17.1837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7303225806" calcext:value-type="float">
            <text:p>17.248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11568" calcext:value-type="float">
            <text:p>17.2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061725" calcext:value-type="float">
            <text:p>17.1306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46820645161" calcext:value-type="float">
            <text:p>17.0346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29527741936" calcext:value-type="float">
            <text:p>17.0129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429575" calcext:value-type="float">
            <text:p>16.8442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67530322581" calcext:value-type="float">
            <text:p>16.7667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61169032258" calcext:value-type="float">
            <text:p>16.7161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04025806452" calcext:value-type="float">
            <text:p>16.74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9019354839" calcext:value-type="float">
            <text:p>16.974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43074285714" calcext:value-type="float">
            <text:p>17.2643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226525" calcext:value-type="float">
            <text:p>17.3622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64859354839" calcext:value-type="float">
            <text:p>17.4564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79723870968" calcext:value-type="float">
            <text:p>17.4279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5233548387" calcext:value-type="float">
            <text:p>17.1905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3187096774" calcext:value-type="float">
            <text:p>18.269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8686451613" calcext:value-type="float">
            <text:p>18.3308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284525" calcext:value-type="float">
            <text:p>18.1928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6296" calcext:value-type="float">
            <text:p>18.1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77675" calcext:value-type="float">
            <text:p>17.6447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9912" calcext:value-type="float">
            <text:p>17.3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68100645161" calcext:value-type="float">
            <text:p>17.2968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61983448276" calcext:value-type="float">
            <text:p>17.3261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54185" calcext:value-type="float">
            <text:p>17.4454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50516129032" calcext:value-type="float">
            <text:p>17.435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57488" calcext:value-type="float">
            <text:p>17.3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9086451613" calcext:value-type="float">
            <text:p>17.126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404" calcext:value-type="float">
            <text:p>17.58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48547096774" calcext:value-type="float">
            <text:p>17.6048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8823225806" calcext:value-type="float">
            <text:p>17.7028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87456" calcext:value-type="float">
            <text:p>17.5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3700645161" calcext:value-type="float">
            <text:p>17.5863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6448" calcext:value-type="float">
            <text:p>17.83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97527741936" calcext:value-type="float">
            <text:p>18.079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4915862069" calcext:value-type="float">
            <text:p>18.3454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422375" calcext:value-type="float">
            <text:p>18.5542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968175" calcext:value-type="float">
            <text:p>18.7896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33948387097" calcext:value-type="float">
            <text:p>19.173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94176" calcext:value-type="float">
            <text:p>19.41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87865" calcext:value-type="float">
            <text:p>20.0087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717" calcext:value-type="float">
            <text:p>19.833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58232258065" calcext:value-type="float">
            <text:p>19.675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70846451613" calcext:value-type="float">
            <text:p>19.297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05437419355" calcext:value-type="float">
            <text:p>19.0005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23945806452" calcext:value-type="float">
            <text:p>18.9623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61208571429" calcext:value-type="float">
            <text:p>19.1461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06242580645" calcext:value-type="float">
            <text:p>19.300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8196129032" calcext:value-type="float">
            <text:p>19.3888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20744" calcext:value-type="float">
            <text:p>19.44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97912258064" calcext:value-type="float">
            <text:p>19.4197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5948" calcext:value-type="float">
            <text:p>19.39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33424516129" calcext:value-type="float">
            <text:p>19.393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05664516129" calcext:value-type="float">
            <text:p>19.280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46808" calcext:value-type="float">
            <text:p>19.26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90861935484" calcext:value-type="float">
            <text:p>19.039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5752" calcext:value-type="float">
            <text:p>18.85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59228387097" calcext:value-type="float">
            <text:p>18.825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8945714286" calcext:value-type="float">
            <text:p>19.0228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21339354839" calcext:value-type="float">
            <text:p>19.212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83569032258" calcext:value-type="float">
            <text:p>19.398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26933333333" calcext:value-type="float">
            <text:p>19.432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5848" calcext:value-type="float">
            <text:p>19.76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9422" calcext:value-type="float">
            <text:p>19.75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427" calcext:value-type="float">
            <text:p>19.418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91904" calcext:value-type="float">
            <text:p>18.7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03635" calcext:value-type="float">
            <text:p>18.9103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75597419355" calcext:value-type="float">
            <text:p>18.747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043" calcext:value-type="float">
            <text:p>18.68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30232" calcext:value-type="float">
            <text:p>18.7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7905" calcext:value-type="float">
            <text:p>18.8977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428125" calcext:value-type="float">
            <text:p>19.0142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54712" calcext:value-type="float">
            <text:p>19.03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667375" calcext:value-type="float">
            <text:p>19.1066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6296774194" calcext:value-type="float">
            <text:p>19.159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771025" calcext:value-type="float">
            <text:p>19.0177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12985" calcext:value-type="float">
            <text:p>18.7712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60508387097" calcext:value-type="float">
            <text:p>18.3260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21536" calcext:value-type="float">
            <text:p>17.94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72043636364" calcext:value-type="float">
            <text:p>17.78720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747" calcext:value-type="float">
            <text:p>17.85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73179354839" calcext:value-type="float">
            <text:p>18.017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2216516129" calcext:value-type="float">
            <text:p>18.1522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2784" calcext:value-type="float">
            <text:p>18.15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9509677419" calcext:value-type="float">
            <text:p>18.202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942" calcext:value-type="float">
            <text:p>18.21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5623225807" calcext:value-type="float">
            <text:p>18.1905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92670967742" calcext:value-type="float">
            <text:p>17.97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0952" calcext:value-type="float">
            <text:p>17.29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75339354839" calcext:value-type="float">
            <text:p>16.6975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5252" calcext:value-type="float">
            <text:p>16.87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03788387097" calcext:value-type="float">
            <text:p>17.1403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87114285714" calcext:value-type="float">
            <text:p>17.4487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78098064516" calcext:value-type="float">
            <text:p>17.8478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83878709677" calcext:value-type="float">
            <text:p>18.0483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2328" calcext:value-type="float">
            <text:p>18.2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89427096774" calcext:value-type="float">
            <text:p>18.3089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47592" calcext:value-type="float">
            <text:p>18.1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76707096774" calcext:value-type="float">
            <text:p>18.037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90761290323" calcext:value-type="float">
            <text:p>18.049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436" calcext:value-type="float">
            <text:p>17.83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55375483871" calcext:value-type="float">
            <text:p>17.365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44144" calcext:value-type="float">
            <text:p>17.8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2366451613" calcext:value-type="float">
            <text:p>17.8462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30714285714" calcext:value-type="float">
            <text:p>18.0430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7953548387" calcext:value-type="float">
            <text:p>18.2237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95961290323" calcext:value-type="float">
            <text:p>18.399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20992" calcext:value-type="float">
            <text:p>18.47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8479483871" calcext:value-type="float">
            <text:p>18.6584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63736" calcext:value-type="float">
            <text:p>18.68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50092903226" calcext:value-type="float">
            <text:p>18.6450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07968" calcext:value-type="float">
            <text:p>18.1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74002580645" calcext:value-type="float">
            <text:p>17.127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25224" calcext:value-type="float">
            <text:p>17.69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5852903226" calcext:value-type="float">
            <text:p>17.9195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2011034483" calcext:value-type="float">
            <text:p>17.91320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2936774194" calcext:value-type="float">
            <text:p>17.9952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72774193548" calcext:value-type="float">
            <text:p>18.037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9664" calcext:value-type="float">
            <text:p>18.19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99953548387" calcext:value-type="float">
            <text:p>18.2999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47336" calcext:value-type="float">
            <text:p>18.2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1840516129" calcext:value-type="float">
            <text:p>18.191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60802580645" calcext:value-type="float">
            <text:p>17.996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4176" calcext:value-type="float">
            <text:p>17.6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461275" calcext:value-type="float">
            <text:p>17.0946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3144" calcext:value-type="float">
            <text:p>17.4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6023225806" calcext:value-type="float">
            <text:p>17.3676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5071428571" calcext:value-type="float">
            <text:p>17.5015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1384516129" calcext:value-type="float">
            <text:p>17.591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36632258065" calcext:value-type="float">
            <text:p>17.633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77016" calcext:value-type="float">
            <text:p>17.6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58660645161" calcext:value-type="float">
            <text:p>18.125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5036" calcext:value-type="float">
            <text:p>18.19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63171612903" calcext:value-type="float">
            <text:p>18.1463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4843870968" calcext:value-type="float">
            <text:p>18.095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51328" calcext:value-type="float">
            <text:p>18.05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5288516129" calcext:value-type="float">
            <text:p>17.5852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47048" calcext:value-type="float">
            <text:p>17.4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1494193548" calcext:value-type="float">
            <text:p>17.7751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81974285714" calcext:value-type="float">
            <text:p>17.9081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5943225807" calcext:value-type="float">
            <text:p>17.6845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44781935484" calcext:value-type="float">
            <text:p>17.984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52544" calcext:value-type="float">
            <text:p>18.21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70464516129" calcext:value-type="float">
            <text:p>17.787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0224" calcext:value-type="float">
            <text:p>18.3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65140645161" calcext:value-type="float">
            <text:p>17.976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1700645161" calcext:value-type="float">
            <text:p>17.5101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8136" calcext:value-type="float">
            <text:p>17.5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91238709677" calcext:value-type="float">
            <text:p>17.079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41216" calcext:value-type="float">
            <text:p>16.92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1860645161" calcext:value-type="float">
            <text:p>17.257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9474285714" calcext:value-type="float">
            <text:p>17.43194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2367483871" calcext:value-type="float">
            <text:p>17.7623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2949677419" calcext:value-type="float">
            <text:p>17.9072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08504" calcext:value-type="float">
            <text:p>18.03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27778064516" calcext:value-type="float">
            <text:p>17.9727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6976" calcext:value-type="float">
            <text:p>18.23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32748387097" calcext:value-type="float">
            <text:p>18.213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25174193548" calcext:value-type="float">
            <text:p>18.052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3556" calcext:value-type="float">
            <text:p>17.78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92508387097" calcext:value-type="float">
            <text:p>17.2592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34848" calcext:value-type="float">
            <text:p>17.82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1803870968" calcext:value-type="float">
            <text:p>17.949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62772413793" calcext:value-type="float">
            <text:p>18.0362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46978064516" calcext:value-type="float">
            <text:p>18.0946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9326451613" calcext:value-type="float">
            <text:p>18.0809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4296" calcext:value-type="float">
            <text:p>17.86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50332903226" calcext:value-type="float">
            <text:p>18.0750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5912" calcext:value-type="float">
            <text:p>18.21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58369032258" calcext:value-type="float">
            <text:p>18.2858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38588387097" calcext:value-type="float">
            <text:p>18.313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4976" calcext:value-type="float">
            <text:p>18.2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46921290323" calcext:value-type="float">
            <text:p>18.024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67832" calcext:value-type="float">
            <text:p>18.3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89940645161" calcext:value-type="float">
            <text:p>18.768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56357142857" calcext:value-type="float">
            <text:p>18.9656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1305806452" calcext:value-type="float">
            <text:p>19.1361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9392516129" calcext:value-type="float">
            <text:p>19.1793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77448" calcext:value-type="float">
            <text:p>18.8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25037419355" calcext:value-type="float">
            <text:p>19.4425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9376" calcext:value-type="float">
            <text:p>19.38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81316129032" calcext:value-type="float">
            <text:p>19.218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0820645161" calcext:value-type="float">
            <text:p>19.0920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68968" calcext:value-type="float">
            <text:p>18.70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24455" calcext:value-type="float">
            <text:p>18.0424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4592" calcext:value-type="float">
            <text:p>18.0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26443870968" calcext:value-type="float">
            <text:p>18.2326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51994285714" calcext:value-type="float">
            <text:p>18.3051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65597419355" calcext:value-type="float">
            <text:p>18.366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14701935484" calcext:value-type="float">
            <text:p>18.3014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7192" calcext:value-type="float">
            <text:p>18.4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33901935484" calcext:value-type="float">
            <text:p>18.4233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46288" calcext:value-type="float">
            <text:p>18.59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0810322581" calcext:value-type="float">
            <text:p>18.6290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86820645161" calcext:value-type="float">
            <text:p>18.5586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46" calcext:value-type="float">
            <text:p>18.41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92732903226" calcext:value-type="float">
            <text:p>17.709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84016" calcext:value-type="float">
            <text:p>18.14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7509677419" calcext:value-type="float">
            <text:p>18.126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6851428571" calcext:value-type="float">
            <text:p>18.1636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40846451613" calcext:value-type="float">
            <text:p>18.154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02152258064" calcext:value-type="float">
            <text:p>18.2402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9288" calcext:value-type="float">
            <text:p>18.1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0880516129" calcext:value-type="float">
            <text:p>18.130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4764" calcext:value-type="float">
            <text:p>18.30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80461935484" calcext:value-type="float">
            <text:p>18.338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08712" calcext:value-type="float">
            <text:p>17.79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12875" calcext:value-type="float">
            <text:p>17.4131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9224" calcext:value-type="float">
            <text:p>17.1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74281290323" calcext:value-type="float">
            <text:p>17.817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27503448276" calcext:value-type="float">
            <text:p>17.9327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68611612903" calcext:value-type="float">
            <text:p>17.9268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5290322581" calcext:value-type="float">
            <text:p>18.02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21968" calcext:value-type="float">
            <text:p>17.9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80585806452" calcext:value-type="float">
            <text:p>17.7980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67336" calcext:value-type="float">
            <text:p>17.75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33741935484" calcext:value-type="float">
            <text:p>17.533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29698064516" calcext:value-type="float">
            <text:p>17.2229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36152" calcext:value-type="float">
            <text:p>17.3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79323870968" calcext:value-type="float">
            <text:p>17.107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64656" calcext:value-type="float">
            <text:p>17.13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23828571429" calcext:value-type="float">
            <text:p>17.432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66015483871" calcext:value-type="float">
            <text:p>17.496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0570322581" calcext:value-type="float">
            <text:p>17.6750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61008" calcext:value-type="float">
            <text:p>17.9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4767483871" calcext:value-type="float">
            <text:p>17.9147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43184" calcext:value-type="float">
            <text:p>17.58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6459354839" calcext:value-type="float">
            <text:p>17.9746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2090322581" calcext:value-type="float">
            <text:p>17.748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08464" calcext:value-type="float">
            <text:p>17.4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35659354839" calcext:value-type="float">
            <text:p>16.953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7872" calcext:value-type="float">
            <text:p>16.8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7313548387" calcext:value-type="float">
            <text:p>16.9497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98588571429" calcext:value-type="float">
            <text:p>17.0498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6056774194" calcext:value-type="float">
            <text:p>17.0626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5713548387" calcext:value-type="float">
            <text:p>17.1935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026" calcext:value-type="float">
            <text:p>17.32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31316129032" calcext:value-type="float">
            <text:p>17.313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2328" calcext:value-type="float">
            <text:p>17.0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4023225806" calcext:value-type="float">
            <text:p>17.6724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3109677419" calcext:value-type="float">
            <text:p>17.654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004" calcext:value-type="float">
            <text:p>17.43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13798709678" calcext:value-type="float">
            <text:p>16.84137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02864" calcext:value-type="float">
            <text:p>16.8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54051612903" calcext:value-type="float">
            <text:p>16.945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1182857143" calcext:value-type="float">
            <text:p>16.7851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9042580645" calcext:value-type="float">
            <text:p>16.5879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7259354839" calcext:value-type="float">
            <text:p>16.7097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62376" calcext:value-type="float">
            <text:p>16.83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11545806452" calcext:value-type="float">
            <text:p>16.6611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4328421053" calcext:value-type="float">
            <text:p>16.136432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19295483871" calcext:value-type="float">
            <text:p>16.691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65855483871" calcext:value-type="float">
            <text:p>16.606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23776" calcext:value-type="float">
            <text:p>16.43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41512258065" calcext:value-type="float">
            <text:p>16.2041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8208" calcext:value-type="float">
            <text:p>16.0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23068387097" calcext:value-type="float">
            <text:p>15.8023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60755555556" calcext:value-type="float">
            <text:p>16.2960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32888888889" calcext:value-type="float">
            <text:p>16.0132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87328" calcext:value-type="float">
            <text:p>16.37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3848" calcext:value-type="float">
            <text:p>16.5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9303225807" calcext:value-type="float">
            <text:p>16.181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3872" calcext:value-type="float">
            <text:p>15.9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91829677419" calcext:value-type="float">
            <text:p>16.249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2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59755" calcext:value-type="float">
            <text:p>15.8059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14" meta:object-count="0"/>
    <meta:user-defined meta:name="AppVersion">3.0</meta:user-defined>
  </office:meta>
</office:document-meta>
</file>